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" style:master-page-name="MP0" style:family="paragraph">
      <style:paragraph-properties fo:break-before="page" fo:text-align="justify" fo:line-height="150%"/>
    </style:style>
    <style:style style:name="S1" style:family="section">
      <style:section-properties fo:margin-left="0in" fo:margin-right="0in" style:writing-mode="lr-tb"/>
    </style:style>
    <style:style style:name="P5" style:parent-style-name="Default" style:family="paragraph">
      <style:paragraph-properties fo:text-align="center" fo:line-height="150%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S2" style:family="section">
      <style:section-properties fo:margin-left="0in" fo:margin-right="0in" style:writing-mode="lr-tb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T9" style:parent-style-name="Fonteparág.padrão" style:family="text">
      <style:text-properties style:font-name="Arial" style:font-name-complex="Arial" fo:font-weight="bold" style:font-weight-asian="bold" fo:font-size="11.5pt" style:font-size-asian="11.5pt" style:font-size-complex="11.5pt"/>
    </style:style>
    <style:style style:name="S3" style:family="section">
      <style:section-properties fo:margin-left="0in" fo:margin-right="0in" style:writing-mode="lr-tb"/>
    </style:style>
    <style:style style:name="P10" style:parent-style-name="Default" style:family="paragraph">
      <style:paragraph-properties fo:text-align="justify" fo:line-height="150%"/>
    </style:style>
    <style:style style:name="T11" style:parent-style-name="Fonteparág.padrão" style:family="text">
      <style:text-properties style:font-name="Arial" style:font-name-complex="Arial" fo:font-size="11.5pt" style:font-size-asian="11.5pt" style:font-size-complex="11.5pt"/>
    </style:style>
    <style:style style:name="P12" style:parent-style-name="Default" style:family="paragraph">
      <style:paragraph-properties fo:text-align="justify" fo:line-height="150%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4" style:parent-style-name="Default" style:family="paragraph">
      <style:paragraph-properties fo:margin-bottom="0.0784in" fo:line-height="150%"/>
      <style:text-properties style:font-name="Arial" style:font-name-complex="Arial" fo:font-size="10pt" style:font-size-asian="10pt" style:font-size-complex="10pt"/>
    </style:style>
    <style:style style:name="P15" style:parent-style-name="Default" style:family="paragraph">
      <style:paragraph-properties fo:margin-bottom="0.0784in" fo:line-height="150%"/>
      <style:text-properties style:font-name="Arial" style:font-name-complex="Arial" fo:font-size="10pt" style:font-size-asian="10pt" style:font-size-complex="10pt"/>
    </style:style>
    <style:style style:name="P16" style:parent-style-name="Default" style:family="paragraph">
      <style:paragraph-properties fo:margin-bottom="0.0784in" fo:line-height="150%"/>
      <style:text-properties style:font-name="Arial" style:font-name-complex="Arial" fo:font-size="10pt" style:font-size-asian="10pt" style:font-size-complex="10pt"/>
    </style:style>
    <style:style style:name="P17" style:parent-style-name="Default" style:family="paragraph">
      <style:paragraph-properties fo:margin-bottom="0.0784in" fo:line-height="150%"/>
      <style:text-properties style:font-name="Arial" style:font-name-complex="Arial" fo:font-size="10pt" style:font-size-asian="10pt" style:font-size-complex="10pt"/>
    </style:style>
    <style:style style:name="P18" style:parent-style-name="Default" style:family="paragraph">
      <style:paragraph-properties fo:margin-bottom="0.0784in" fo:line-height="150%"/>
      <style:text-properties style:font-name="Arial" style:font-name-complex="Arial" fo:font-size="10pt" style:font-size-asian="10pt" style:font-size-complex="10pt"/>
    </style:style>
    <style:style style:name="P19" style:parent-style-name="Default" style:family="paragraph">
      <style:paragraph-properties fo:margin-bottom="0.0784in" fo:line-height="150%"/>
      <style:text-properties style:font-name="Arial" style:font-name-complex="Arial" fo:font-size="10pt" style:font-size-asian="10pt" style:font-size-complex="10pt"/>
    </style:style>
    <style:style style:name="P20" style:parent-style-name="Default" style:family="paragraph">
      <style:paragraph-properties fo:margin-bottom="0.0784in" fo:line-height="150%"/>
      <style:text-properties style:font-name="Arial" style:font-name-complex="Arial" fo:font-size="10pt" style:font-size-asian="10pt" style:font-size-complex="10pt"/>
    </style:style>
    <style:style style:name="P21" style:parent-style-name="Default" style:family="paragraph">
      <style:paragraph-properties fo:text-align="justify" fo:line-height="150%"/>
    </style:style>
    <style:style style:name="T22" style:parent-style-name="Fonteparág.padrão" style:family="text">
      <style:text-properties style:font-name="Arial" style:font-name-complex="Arial" fo:font-size="11.5pt" style:font-size-asian="11.5pt" style:font-size-complex="11.5pt"/>
    </style:style>
    <style:style style:name="S4" style:family="section">
      <style:section-properties fo:margin-left="0in" fo:margin-right="0in" style:writing-mode="lr-tb"/>
    </style:style>
    <style:style style:name="P23" style:parent-style-name="Default" style:family="paragraph">
      <style:paragraph-properties fo:text-align="justify" fo:line-height="150%"/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25" style:parent-style-name="Default" style:family="paragraph">
      <style:paragraph-properties fo:text-align="justify" fo:line-height="150%"/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S5" style:family="section">
      <style:section-properties fo:margin-left="0in" fo:margin-right="0in" style:writing-mode="lr-tb"/>
    </style:style>
    <style:style style:name="P28" style:parent-style-name="Default" style:family="paragraph">
      <style:paragraph-properties fo:text-align="justify" fo:line-height="150%"/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S6" style:family="section">
      <style:section-properties fo:margin-left="0in" fo:margin-right="0in" style:writing-mode="lr-tb"/>
    </style:style>
    <style:style style:name="P30" style:parent-style-name="Default" style:family="paragraph">
      <style:paragraph-properties fo:text-align="justify" fo:line-height="150%"/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S7" style:family="section">
      <style:section-properties fo:margin-left="0in" fo:margin-right="0in" style:writing-mode="lr-tb"/>
    </style:style>
    <style:style style:name="P33" style:parent-style-name="Default" style:family="paragraph">
      <style:paragraph-properties fo:text-align="justify" fo:line-height="150%"/>
    </style:style>
    <style:style style:name="T34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35" style:parent-style-name="Default" style:family="paragraph">
      <style:paragraph-properties fo:text-align="justify" fo:line-height="150%"/>
    </style:style>
    <style:style style:name="T36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37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38" style:parent-style-name="Default" style:family="paragraph">
      <style:paragraph-properties fo:text-align="justify" fo:line-height="150%"/>
    </style:style>
    <style:style style:name="T39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40" style:parent-style-name="Default" style:family="paragraph">
      <style:paragraph-properties fo:text-align="justify" fo:line-height="150%"/>
    </style:style>
    <style:style style:name="T41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42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43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44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45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46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47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48" style:parent-style-name="Default" style:family="paragraph">
      <style:paragraph-properties fo:text-align="justify" fo:line-height="150%"/>
    </style:style>
    <style:style style:name="T49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50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51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52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53" style:parent-style-name="Default" style:family="paragraph">
      <style:paragraph-properties fo:text-align="justify" fo:line-height="150%"/>
    </style:style>
    <style:style style:name="T54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55" style:parent-style-name="Fonteparág.padrão" style:family="text">
      <style:text-properties style:font-name="Arial" style:font-name-complex="Arial" fo:color="#00000A" style:text-position="super 65%" fo:font-size="10pt" style:font-size-asian="10pt" style:font-size-complex="10pt"/>
    </style:style>
    <style:style style:name="T56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57" style:parent-style-name="Default" style:family="paragraph">
      <style:paragraph-properties fo:text-align="justify" fo:line-height="150%"/>
      <style:text-properties style:font-name="Arial" style:font-name-complex="Arial" fo:color="#00000A" fo:font-size="10pt" style:font-size-asian="10pt" style:font-size-complex="10pt"/>
    </style:style>
    <style:style style:name="P58" style:parent-style-name="Default" style:family="paragraph">
      <style:paragraph-properties fo:text-align="justify" fo:line-height="150%"/>
    </style:style>
    <style:style style:name="T59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60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61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62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63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64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65" style:parent-style-name="Fonteparág.padrão" style:family="text">
      <style:text-properties style:font-name="Arial" style:font-name-complex="Arial" style:use-window-font-color="true" fo:font-size="10pt" style:font-size-asian="10pt" style:font-size-complex="10pt"/>
    </style:style>
    <style:style style:name="T66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S8" style:family="section">
      <style:section-properties fo:margin-left="0in" fo:margin-right="0in" style:writing-mode="lr-tb"/>
    </style:style>
    <style:style style:name="P67" style:parent-style-name="Default" style:family="paragraph">
      <style:paragraph-properties fo:text-align="justify" fo:line-height="150%"/>
      <style:text-properties style:font-name="Arial" style:font-name-complex="Arial" fo:color="#FF0000" fo:font-size="9pt" style:font-size-asian="9pt" style:font-size-complex="9pt"/>
    </style:style>
    <style:style style:name="P68" style:parent-style-name="Default" style:family="paragraph">
      <style:paragraph-properties fo:text-align="justify" fo:line-height="150%"/>
    </style:style>
    <style:style style:name="T6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S9" style:family="section">
      <style:section-properties fo:margin-left="0in" fo:margin-right="0in" style:writing-mode="lr-tb"/>
    </style:style>
    <style:style style:name="P71" style:parent-style-name="Default" style:family="paragraph">
      <style:paragraph-properties fo:text-align="justify" fo:line-height="150%"/>
    </style:style>
    <style:style style:name="T7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S10" style:family="section">
      <style:section-properties fo:margin-left="0in" fo:margin-right="0in" style:writing-mode="lr-tb"/>
    </style:style>
    <style:style style:name="P73" style:parent-style-name="Default" style:family="paragraph">
      <style:paragraph-properties fo:text-align="justify" fo:line-height="150%"/>
      <style:text-properties style:font-name="Arial" style:font-name-complex="Arial" fo:font-size="11pt" style:font-size-asian="11pt" style:font-size-complex="11pt"/>
    </style:style>
    <style:style style:name="P74" style:parent-style-name="Default" style:family="paragraph">
      <style:paragraph-properties fo:text-align="justify"/>
    </style:style>
    <style:style style:name="T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S11" style:family="section">
      <style:section-properties fo:margin-left="0in" fo:margin-right="0in" style:writing-mode="lr-tb"/>
    </style:style>
    <style:style style:name="P77" style:parent-style-name="Default" style:family="paragraph">
      <style:paragraph-properties fo:text-align="justify"/>
      <style:text-properties fo:font-size="10pt" style:font-size-asian="10pt" style:font-size-complex="10pt"/>
    </style:style>
    <style:style style:name="P78" style:parent-style-name="Default" style:family="paragraph">
      <style:paragraph-properties fo:text-align="justify"/>
    </style:style>
    <style:style style:name="T7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80" style:parent-style-name="Default" style:family="paragraph">
      <style:paragraph-properties fo:text-align="justify" fo:line-height="150%"/>
    </style:style>
    <style:style style:name="T81" style:parent-style-name="Fonteparág.padrão" style:family="text">
      <style:text-properties style:font-name="Arial" style:font-name-complex="Arial" fo:font-size="11.5pt" style:font-size-asian="11.5pt" style:font-size-complex="11.5pt"/>
    </style:style>
    <style:style style:name="S12" style:family="section">
      <style:section-properties fo:margin-left="0in" fo:margin-right="0in" style:writing-mode="lr-tb"/>
    </style:style>
    <style:style style:name="P82" style:parent-style-name="Default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83" style:parent-style-name="Default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84" style:parent-style-name="Default" style:family="paragraph">
      <style:paragraph-properties fo:text-align="justify"/>
      <style:text-properties fo:font-size="9pt" style:font-size-asian="9pt" style:font-size-complex="9pt"/>
    </style:style>
    <style:style style:name="P85" style:parent-style-name="Default" style:family="paragraph">
      <style:paragraph-properties fo:text-align="justify" fo:line-height="150%"/>
    </style:style>
    <style:style style:name="T8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S13" style:family="section">
      <style:section-properties fo:margin-left="0in" fo:margin-right="0in" style:writing-mode="lr-tb"/>
    </style:style>
    <style:style style:name="P87" style:parent-style-name="Default" style:family="paragraph">
      <style:paragraph-properties fo:text-align="justify" fo:line-height="150%"/>
      <style:text-properties style:font-name="Arial" style:font-name-complex="Arial" fo:font-size="11pt" style:font-size-asian="11pt" style:font-size-complex="11pt"/>
    </style:style>
    <style:style style:name="P88" style:parent-style-name="Default" style:family="paragraph">
      <style:paragraph-properties fo:text-align="justify" fo:line-height="150%"/>
    </style:style>
    <style:style style:name="T8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S14" style:family="section">
      <style:section-properties fo:margin-left="0in" fo:margin-right="0in" style:writing-mode="lr-tb"/>
    </style:style>
    <style:style style:name="P91" style:parent-style-name="Default" style:family="paragraph">
      <style:paragraph-properties fo:text-align="justify" fo:line-height="150%"/>
    </style:style>
    <style:style style:name="T9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S15" style:family="section">
      <style:section-properties fo:margin-left="0in" fo:margin-right="0in" style:writing-mode="lr-tb"/>
    </style:style>
    <style:style style:name="P93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94" style:parent-style-name="Default" style:family="paragraph">
      <style:paragraph-properties fo:text-align="justify" fo:line-height="150%"/>
    </style:style>
    <style:style style:name="T9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S16" style:family="section">
      <style:section-properties fo:margin-left="0in" fo:margin-right="0in" style:writing-mode="lr-tb"/>
    </style:style>
    <style:style style:name="P97" style:parent-style-name="Default" style:family="paragraph">
      <style:paragraph-properties fo:text-align="justify" fo:line-height="150%"/>
    </style:style>
    <style:style style:name="T9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S17" style:family="section">
      <style:section-properties fo:margin-left="0in" fo:margin-right="0in" style:writing-mode="lr-tb"/>
    </style:style>
    <style:style style:name="P101" style:parent-style-name="Standard" style:family="paragraph">
      <style:paragraph-properties fo:text-align="justify" fo:margin-bottom="0.0833in" fo:line-height="150%"/>
      <style:text-properties style:font-name="Arial" style:font-name-complex="Arial" fo:font-size="10pt" style:font-size-asian="10pt" style:font-size-complex="10pt"/>
    </style:style>
    <style:style style:name="P102" style:parent-style-name="Standard" style:family="paragraph">
      <style:paragraph-properties fo:text-align="justify" fo:line-height="150%"/>
    </style:style>
    <style:style style:name="T10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S18" style:family="section">
      <style:section-properties fo:margin-left="0in" fo:margin-right="0in" style:writing-mode="lr-tb"/>
    </style:style>
    <style:style style:name="P105" style:parent-style-name="Default" style:family="paragraph">
      <style:paragraph-properties fo:text-align="justify" fo:line-height="150%"/>
    </style:style>
    <style:style style:name="T10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7" style:parent-style-name="Normal" style:family="paragraph">
      <style:text-properties style:font-name="Arial" style:font-name-complex="Arial" fo:font-size="10pt" style:font-size-asian="10pt" style:font-size-complex="10pt"/>
    </style:style>
    <style:style style:name="S19" style:family="section">
      <style:section-properties fo:margin-left="0in" fo:margin-right="0in" style:writing-mode="lr-tb"/>
    </style:style>
    <style:style style:name="P108" style:parent-style-name="Default" style:family="paragraph">
      <style:paragraph-properties fo:text-align="justify" fo:line-height="150%"/>
    </style:style>
    <style:style style:name="T10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S20" style:family="section">
      <style:section-properties fo:margin-left="0in" fo:margin-right="0in" style:writing-mode="lr-tb"/>
    </style:style>
    <style:style style:name="P111" style:parent-style-name="Default" style:family="paragraph">
      <style:paragraph-properties fo:text-align="justify" fo:line-height="150%"/>
    </style:style>
    <style:style style:name="T11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S21" style:family="section">
      <style:section-properties fo:margin-left="0in" fo:margin-right="0in" style:writing-mode="lr-tb"/>
    </style:style>
    <style:style style:name="P113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14" style:parent-style-name="Default" style:family="paragraph">
      <style:paragraph-properties fo:text-align="justify" fo:line-height="150%"/>
    </style:style>
    <style:style style:name="T11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16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17" style:parent-style-name="Default" style:family="paragraph">
      <style:paragraph-properties fo:text-align="justify" fo:margin-bottom="0.0833in" fo:line-height="150%"/>
    </style:style>
    <style:style style:name="T11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1" style:parent-style-name="Default" style:family="paragraph">
      <style:paragraph-properties fo:text-align="justify" fo:margin-bottom="0.0833in" fo:line-height="150%"/>
    </style:style>
    <style:style style:name="T12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5" style:parent-style-name="Default" style:family="paragraph">
      <style:paragraph-properties fo:text-align="justify" fo:margin-bottom="0.0833in" fo:line-height="150%"/>
    </style:style>
    <style:style style:name="T12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9" style:parent-style-name="Default" style:family="paragraph">
      <style:paragraph-properties fo:text-align="justify" fo:margin-bottom="0.0833in" fo:line-height="150%"/>
    </style:style>
    <style:style style:name="T13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3" style:parent-style-name="Default" style:family="paragraph">
      <style:paragraph-properties fo:text-align="justify" fo:line-height="150%"/>
    </style:style>
    <style:style style:name="T13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S22" style:family="section">
      <style:section-properties fo:margin-left="0in" fo:margin-right="0in" style:writing-mode="lr-tb"/>
    </style:style>
    <style:style style:name="P137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38" style:parent-style-name="Default" style:family="paragraph">
      <style:paragraph-properties fo:text-align="justify" fo:line-height="150%"/>
    </style:style>
    <style:style style:name="T13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S23" style:family="section">
      <style:section-properties fo:margin-left="0in" fo:margin-right="0in" style:writing-mode="lr-tb"/>
    </style:style>
    <style:style style:name="P140" style:parent-style-name="Default" style:family="paragraph">
      <style:paragraph-properties fo:text-align="justify" fo:line-height="150%"/>
    </style:style>
    <style:style style:name="T141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142" style:parent-style-name="Default" style:family="paragraph">
      <style:paragraph-properties fo:text-align="justify" fo:line-height="150%"/>
      <style:text-properties style:font-name="Arial" style:font-name-complex="Arial" fo:color="#00000A" fo:font-size="10pt" style:font-size-asian="10pt" style:font-size-complex="10pt"/>
    </style:style>
    <style:style style:name="P143" style:parent-style-name="Default" style:family="paragraph">
      <style:paragraph-properties fo:text-align="justify" fo:line-height="150%"/>
    </style:style>
    <style:style style:name="T144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145" style:parent-style-name="Default" style:family="paragraph">
      <style:paragraph-properties fo:text-align="justify" fo:line-height="150%"/>
    </style:style>
    <style:style style:name="T146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147" style:parent-style-name="Default" style:family="paragraph">
      <style:paragraph-properties fo:text-align="justify" fo:line-height="150%"/>
      <style:text-properties style:font-name="Arial" style:font-name-complex="Arial" fo:color="#00000A" fo:font-size="10pt" style:font-size-asian="10pt" style:font-size-complex="10pt"/>
    </style:style>
    <style:style style:name="P148" style:parent-style-name="Default" style:family="paragraph">
      <style:paragraph-properties fo:text-align="justify" fo:line-height="150%"/>
    </style:style>
    <style:style style:name="T149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150" style:parent-style-name="Default" style:family="paragraph">
      <style:paragraph-properties fo:text-align="justify" fo:line-height="150%"/>
    </style:style>
    <style:style style:name="T151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52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53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54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55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156" style:parent-style-name="Default" style:family="paragraph">
      <style:paragraph-properties fo:text-align="justify" fo:line-height="150%"/>
    </style:style>
    <style:style style:name="T157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58" style:parent-style-name="Fonteparág.padrão" style:family="text">
      <style:text-properties style:font-name="Arial" style:font-name-complex="Arial" fo:color="#00000A" style:text-position="super 65%" fo:font-size="10pt" style:font-size-asian="10pt" style:font-size-complex="10pt"/>
    </style:style>
    <style:style style:name="T159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160" style:parent-style-name="Default" style:family="paragraph">
      <style:paragraph-properties fo:text-align="justify" fo:line-height="150%"/>
      <style:text-properties style:font-name="Arial" style:font-name-complex="Arial" fo:color="#00000A" fo:font-size="10pt" style:font-size-asian="10pt" style:font-size-complex="10pt"/>
    </style:style>
    <style:style style:name="P161" style:parent-style-name="Default" style:family="paragraph">
      <style:paragraph-properties fo:text-align="justify" fo:line-height="150%"/>
    </style:style>
    <style:style style:name="T162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P163" style:parent-style-name="Default" style:family="paragraph">
      <style:paragraph-properties fo:text-align="justify" fo:line-height="150%"/>
    </style:style>
    <style:style style:name="T164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65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66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67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68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69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70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T171" style:parent-style-name="Fonteparág.padrão" style:family="text">
      <style:text-properties style:font-name="Arial" style:font-name-complex="Arial" style:use-window-font-color="true" fo:font-size="10pt" style:font-size-asian="10pt" style:font-size-complex="10pt"/>
    </style:style>
    <style:style style:name="T172" style:parent-style-name="Fonteparág.padrão" style:family="text">
      <style:text-properties style:font-name="Arial" style:font-name-complex="Arial" fo:color="#00000A" fo:font-size="10pt" style:font-size-asian="10pt" style:font-size-complex="10pt"/>
    </style:style>
    <style:style style:name="S24" style:family="section">
      <style:section-properties fo:margin-left="0in" fo:margin-right="0in" style:writing-mode="lr-tb"/>
    </style:style>
    <style:style style:name="P173" style:parent-style-name="Normal" style:family="paragraph">
      <style:text-properties style:font-name="Arial" style:font-name-complex="Arial" fo:font-size="10pt" style:font-size-asian="10pt" style:font-size-complex="10pt"/>
    </style:style>
    <style:style style:name="S25" style:family="section">
      <style:section-properties fo:margin-left="0in" fo:margin-right="0in" style:writing-mode="lr-tb"/>
    </style:style>
    <style:style style:name="P174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75" style:parent-style-name="Default" style:family="paragraph">
      <style:paragraph-properties fo:text-align="justify" fo:line-height="150%"/>
    </style:style>
    <style:style style:name="T17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77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78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S26" style:family="section">
      <style:section-properties fo:margin-left="0in" fo:margin-right="0in" style:writing-mode="lr-tb"/>
    </style:style>
    <style:style style:name="P179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80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81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82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83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84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85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86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87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88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89" style:parent-style-name="Default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90" style:parent-style-name="Default" style:family="paragraph">
      <style:paragraph-properties fo:text-align="justify" fo:line-height="150%"/>
    </style:style>
    <style:style style:name="T1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section text:name="Sect1" text:style-name="S1">
        <text:p text:style-name="P5"><text:span text:style-name="T6">TERMO DE CONSENTIMENTO LIVRE E ESCLARECIDO</text:span></text:p>
      </text:section>
      <text:section text:name="Sect2" text:style-name="S2">
        <text:p text:style-name="P7"/>
        <text:p text:style-name="P8"><text:span text:style-name="T9">[Você está sendo convidado a participar de um estudo denominado: " Desenvolvimento de um Modelo para Análise das Relações...”, cujo objetivo é....aqui é necessário descrever de maneira breve o objetivo da pesquisa]</text:span></text:p>
      </text:section>
      <text:section text:name="Sect3" text:style-name="S3">
        <text:p text:style-name="P10"><text:span text:style-name="T11">_________________________________________________________________________________</text:span></text:p>
        <text:p text:style-name="P12"><text:span text:style-name="T13">I - DADOS DE IDENTIFICAÇÃO DO VOLUNTÁRIO DA PESQUISA</text:span></text:p>
        <text:p text:style-name="P14">NOME DO VOLUNTÁRIO: ________________________________________________________________________</text:p>
        <text:p text:style-name="P15">DOCUMENTO DE IDENTIDADE Nº:________________________________________________________________</text:p>
        <text:p text:style-name="P16">SEXO: <text:s text:c="6"/>M <text:s text:c="6"/>F <text:s text:c="5"/></text:p>
        <text:p text:style-name="P17">DATA NASCIMENTO (dd/mm/aaaa): _____________________</text:p>
        <text:p text:style-name="P18">ENDEREÇO:__________________________________________________________ Nº:_________ Comp:_______</text:p>
        <text:p text:style-name="P19">BAIRRO:__________________________________________ CIDADE:____________________________________</text:p>
        <text:p text:style-name="P20">CEP:__________________________ TELEFONE: DDD (______) ____________________________</text:p>
        <text:p text:style-name="P21"><text:span text:style-name="T22">_________________________________________________________________________________</text:span></text:p>
      </text:section>
      <text:section text:name="Sect4" text:style-name="S4">
        <text:p text:style-name="P23"><text:span text:style-name="T24">II - DADOS SOBRE A PESQUISA CIENTÍFICA</text:span></text:p>
        <text:p text:style-name="P25"><text:span text:style-name="T26">1</text:span><text:span text:style-name="T27">. TÍTULO DO PROTOCOLO DE PESQUISA:</text:span></text:p>
      </text:section>
      <text:section text:name="Sect5" text:style-name="S5">
        <text:p text:style-name="P28"><text:span text:style-name="T29">[Desenvolvimento de um Modelo para Análise das Relações....aqui é necessário inserir o título de seu projeto.]</text:span></text:p>
      </text:section>
      <text:section text:name="Sect6" text:style-name="S6">
        <text:p text:style-name="P30"><text:span text:style-name="T31">2.<text:s/></text:span><text:span text:style-name="T32">PESQUISADOR:</text:span></text:p>
      </text:section>
      <text:section text:name="Sect7" text:style-name="S7">
        <text:p text:style-name="P33"><text:span text:style-name="T34">ALUNO DE [GRADUAÇÃO, MESTRADO ou DOUTORADO] : [Seu Nome (RG. Xxxxxxx.xxx)]</text:span></text:p>
        <text:p text:style-name="P35"><text:span text:style-name="T36">CARGO/FUNÇÃO: P</text:span><text:span text:style-name="T37">esquisador</text:span></text:p>
        <text:p text:style-name="P38"><text:span text:style-name="T39">ORIENTADOR DA PESQUISA: Prof. Dr. [Nome do Seu Orientador Aqui (RG. Xxxxxxx.xxx)]</text:span></text:p>
        <text:p text:style-name="P40"><text:span text:style-name="T41">CARGO/NÍVEL/DEPTO. : [Acrescentar os dados</text:span><text:span text:style-name="T42"><text:s/>aqui</text:span><text:span text:style-name="T43">......</text:span><text:span text:style-name="T44">Exemplo:<text:s/></text:span><text:span text:style-name="T45">Prof. Tempo Integral, Adjunto I, Depto</text:span><text:span text:style-name="T46">.</text:span><text:span text:style-name="T47"><text:s/>de Engenharia Elétrica]</text:span></text:p>
        <text:p text:style-name="P48"><text:span text:style-name="T49">LABORATÓRIO: [</text:span><text:span text:style-name="T50">E</text:span><text:span text:style-name="T51">specificar laboratório de trabalho aqui....... Exemplo:<text:s/></text:span><text:span text:style-name="T52">Laboratório de Engenharia Biomédica]</text:span></text:p>
        <text:p text:style-name="P53"><text:span text:style-name="T54">CO-ORIENTADOR: Prof. Dr.</text:span><text:span text:style-name="T55">.</text:span><text:span text:style-name="T56"><text:s/>[Nome do Seu Co - Orientador Aqui (RG. Xxxxxxx.xxx)]</text:span></text:p>
        <text:p text:style-name="P57">CARGO/NÍVEL/DEPTO. : [Acrescentar os dados<text:s/>aqui......Exemplo:<text:s/>Prof. Tempo Integral, Adjunto I, Depto.<text:s/>de Ciência da Computação]</text:p>
        <text:p text:style-name="P58"><text:span text:style-name="T59">LABORATÓRIO: [</text:span><text:span text:style-name="T60">E</text:span><text:span text:style-name="T61">specificar laboratório de trabalho aqui.......Exemplo:<text:s/></text:span><text:span text:style-name="T62">Laboratório de Usabilidade</text:span><text:span text:style-name="T63"><text:s/></text:span><text:span text:style-name="T64">do<text:s/></text:span><text:span text:style-name="T65">3iGROUP (Interaction and Intelligent Interfaces Group)</text:span><text:span text:style-name="T66">]</text:span></text:p>
      </text:section>
      <text:section text:name="Sect8" text:style-name="S8">
        <text:p text:style-name="P67"/>
        <text:p text:style-name="P68"><text:span text:style-name="T69">3.<text:s/></text:span><text:span text:style-name="T70">AVALIAÇÃO DO RISCO DA PESQUISA:</text:span></text:p>
      </text:section>
      <text:section text:name="Sect9" text:style-name="S9">
        <text:p text:style-name="P71"><text:span text:style-name="T72">[Os riscos são mínimos não havendo nenhuma evidência específica de que o participante irá sofrer algum dano como consequência imediata ou tardia do estudo. Em função do esforço realizado durante...inserir uma descrição dos riscos envolvidos na execução dos testes propostos e medidas preventivas.]</text:span></text:p>
      </text:section>
      <text:section text:name="Sect10" text:style-name="S10">
        <text:p text:style-name="P73"/>
        <text:p text:style-name="P74"><text:span text:style-name="T75">4</text:span><text:span text:style-name="T76">.DURAÇÃO DA PESQUISA:</text:span></text:p>
      </text:section>
      <text:section text:name="Sect11" text:style-name="S11">
        <text:p text:style-name="P77"/>
        <text:p text:style-name="P78"><text:span text:style-name="T79">[Prazo da sua pesquisa é 24 meses]</text:span></text:p>
        <text:p text:style-name="P80"><text:span text:style-name="T81">_________________________________________________________________________________</text:span></text:p>
      </text:section>
      <text:section text:name="Sect12" text:style-name="S12">
        <text:p text:style-name="P82"/>
        <text:p text:style-name="P83"/>
        <text:p text:style-name="P84"/>
        <text:p text:style-name="P85"><text:span text:style-name="T86">III - REGISTRO DAS EXPLICAÇÕES DO PESQUISADOR AO VOLUNTÁRIO:</text:span></text:p>
      </text:section>
      <text:section text:name="Sect13" text:style-name="S13">
        <text:p text:style-name="P87"/>
        <text:p text:style-name="P88"><text:span text:style-name="T89">1</text:span><text:span text:style-name="T90">. Justificativa e os objetivos da pesquisa:</text:span></text:p>
      </text:section>
      <text:section text:name="Sect14" text:style-name="S14">
        <text:p text:style-name="P91"><text:span text:style-name="T92">[O estudo em que você está sendo convidado a participar tem como objetivo ...explicação ao voluntário da motivação dos testes e objetivos da pesquisa.]</text:span></text:p>
      </text:section>
      <text:section text:name="Sect15" text:style-name="S15">
        <text:p text:style-name="P93"/>
        <text:p text:style-name="P94"><text:span text:style-name="T95">2</text:span><text:span text:style-name="T96">. Procedimentos que serão utilizados e propósitos, incluindo a identificação dos procedimentos que são experimentais:</text:span></text:p>
      </text:section>
      <text:section text:name="Sect16" text:style-name="S16">
        <text:p text:style-name="P97"><text:span text:style-name="T98">[</text:span><text:span text:style-name="T99">Neste caso, o procedimento experimental deve ser descrito para o voluntário que estará lendo.<text:s/></text:span><text:span text:style-name="T100">O procedimento de teste será realizado em N sessões. Na primeira sessão, você será esclarecido sobre o protocolo experimental e serão coletadas as...descrever todo o processo que será executado pelo voluntário ao longo de cada sessão e como serão coletadas as informações. Usar linguagem informal (porém, sem gírias) e esclarecendo ao voluntário o que e como será feito.]</text:span></text:p>
      </text:section>
      <text:section text:name="Sect17" text:style-name="S17">
        <text:p text:style-name="P101"/>
        <text:p text:style-name="P102"><text:span text:style-name="T103">3</text:span><text:span text:style-name="T104">. Desconfortos e riscos esperados:</text:span></text:p>
      </text:section>
      <text:section text:name="Sect18" text:style-name="S18">
        <text:p text:style-name="P105"><text:span text:style-name="T106">[A sua participação nesta pesquisa é voluntária e a avaliação oferece risco e desconforto mínimos ....descrever quais o possíveis desconfortos ao longo do experimento e apresentar possíveis soluções para remediar ou minimizar o problema.... E como forma de evitar um possível cansaço, será utilizado um período de descanso entre cada ensaio.]</text:span></text:p>
        <text:p text:style-name="P107"/>
      </text:section>
      <text:section text:name="Sect19" text:style-name="S19">
        <text:p text:style-name="P108"><text:span text:style-name="T109">4</text:span><text:span text:style-name="T110">. Benefícios que poderão ser obtidos:</text:span></text:p>
      </text:section>
      <text:section text:name="Sect20" text:style-name="S20">
        <text:p text:style-name="P111"><text:span text:style-name="T112">[A sua participação não lhe trará nenhum benefício direto, mas permitirá um melhor conhecimento a respeito de ....se houver algum benefício direto, apresentar ao voluntário aqui, caso contrário citar os benefícios da pesquisa.]</text:span></text:p>
      </text:section>
      <text:section text:name="Sect21" text:style-name="S21">
        <text:p text:style-name="P113">_________________________________________________________________________________</text:p>
        <text:p text:style-name="P114"><text:span text:style-name="T115">IV - ESCLARECIMENTOS DADOS PELO PESQUISADOR SOBRE GARANTIAS DO VOLUNTÁRIO DA PESQUISA CONSIGNANDO:</text:span></text:p>
        <text:p text:style-name="P116"/>
        <text:p text:style-name="P117"><text:span text:style-name="T118"><text:s text:c="5"/>1</text:span><text:span text:style-name="T119">. Acesso, a qualquer tempo, às informações sobre procedimentos, riscos e benefícios relacionados à pesquisa, inclusive para dirimir eventuais dúvidas:<text:s/></text:span><text:span text:style-name="T120">Informo que o Sr(a) tem a garantia de acesso, em qualquer etapa do estudo, a qualquer esclarecimento de eventuais dúvidas, bem como o acesso aos resultados parciais e totais da pesquisa.</text:span></text:p>
        <text:p text:style-name="P121"><text:span text:style-name="T122"><text:s text:c="5"/>2</text:span><text:span text:style-name="T123">. Liberdade de retirar seu consentimento a qualquer momento e de deixar de participar do estudo:<text:s/></text:span><text:span text:style-name="T124">Também é garantida a liberdade da retirada de seu consentimento, a qualquer momento, deixando de participar do estudo.</text:span></text:p>
        <text:p text:style-name="P125"><text:span text:style-name="T126"><text:s text:c="5"/>3</text:span><text:span text:style-name="T127">. Salvaguarda da confidencialidade, sigilo e privacidade:<text:s/></text:span><text:span text:style-name="T128">A equipe se compromete a utilizar os dados coletados somente para pesquisa e os resultados serão veiculados através de artigos científicos em revistas especializadas e/ou em encontros científicos e congressos, sem nunca tornar possível a sua identificação, garantindo o sigilo de sua participação.</text:span></text:p>
        <text:soft-page-break/>
        <text:p text:style-name="P129"><text:span text:style-name="T130"><text:s text:c="5"/>4</text:span><text:span text:style-name="T131">. Disponibilidade de assistência, por eventuais danos à saúde, decorrentes da pesquisa:<text:s/></text:span><text:span text:style-name="T132">O presente estudo oferece risco mínimo à saúde, e os pesquisadores se disponibilizam a dar assistência por eventuais intercorrências.</text:span></text:p>
        <text:p text:style-name="P133"><text:span text:style-name="T134"><text:s text:c="5"/>5</text:span><text:span text:style-name="T135">. Viabilidade de indenização por eventuais danos à saúde decorrentes da pesquisa:<text:s/></text:span><text:span text:style-name="T136">Sim, através de recursos próprios dos pesquisadores.</text:span></text:p>
      </text:section>
      <text:section text:name="Sect22" text:style-name="S22">
        <text:p text:style-name="P137">_________________________________________________________________________________</text:p>
        <text:p text:style-name="P138"><text:span text:style-name="T139">V. INFORMAÇÕES DE NOMES, ENDEREÇOS E TELEFONES DOS RESPONSÁVEIS PELO ACOMPANHAMENTO DA PESQUISA, PARA CONTATO EM CASO DE INTERCORRÊNCIAS CLÍNICAS E REAÇÕES ADVERSAS.</text:span></text:p>
      </text:section>
      <text:section text:name="Sect23" text:style-name="S23">
        <text:p text:style-name="P140"><text:span text:style-name="T141">ALUNO DE [GRADUAÇÃO, MESTRADO ou DOUTORADO]: [Seu Nome (RG. Xxxxxxx.xxx) ]</text:span></text:p>
        <text:p text:style-name="P142">CARGO/FUNÇÃO: Pesquisador<text:s text:c="14"/></text:p>
        <text:p text:style-name="P143"><text:span text:style-name="T144">TEL: [(xx) xxxxxxxxxxxxx] <text:s text:c="27"/></text:span></text:p>
        <text:p text:style-name="P145"><text:span text:style-name="T146">ORIENTADOR DA PESQUISA: Prof. Dr. [Nome do Seu Orientador Aqui (RG. Xxxxxxx.xxx)]</text:span></text:p>
        <text:p text:style-name="P147">CARGO/NÍVEL/DEPTO. : [Acrescentar os dados<text:s/>aqui......Exemplo:<text:s/>Prof. Tempo Integral, Adjunto I, Depto. de Engenharia Elétrica] <text:s text:c="11"/></text:p>
        <text:p text:style-name="P148"><text:span text:style-name="T149">TEL.: [(xx) xxxxxxxxxxxxx]</text:span></text:p>
        <text:p text:style-name="P150"><text:span text:style-name="T151">LABORATÓRIO: [</text:span><text:span text:style-name="T152">E</text:span><text:span text:style-name="T153">specificar laboratório de trabalho<text:s/></text:span><text:span text:style-name="T154">aqui...... Exemplo:<text:s/></text:span><text:span text:style-name="T155">Laboratório de Engenharia Biomédica]</text:span></text:p>
        <text:p text:style-name="P156"><text:span text:style-name="T157">CO-ORIENTADOR: Prof. Dr.</text:span><text:span text:style-name="T158">.</text:span><text:span text:style-name="T159"><text:s/>[Nome do Seu Co - Orientador Aqui (RG. Xxxxxxx.xxx)]</text:span></text:p>
        <text:p text:style-name="P160">CARGO/NÍVEL/DEPTO. : [Acrescentar os dados<text:s/>aqui......Exemplo:<text:s/>Prof. Tempo Integral, Adjunto I, Depto. de Ciência da Computação] <text:s text:c="9"/></text:p>
        <text:p text:style-name="P161"><text:span text:style-name="T162">TEL.: [(xx) xxxxxxxxxxxxx]</text:span></text:p>
        <text:p text:style-name="P163"><text:span text:style-name="T164">LABORATÓRIO: [</text:span><text:span text:style-name="T165">E</text:span><text:span text:style-name="T166">specificar laboratório de trabalho</text:span><text:span text:style-name="T167"><text:s/>aqui.......Exemplo:<text:s/></text:span><text:span text:style-name="T168">Laboratório de Usabilidade</text:span><text:span text:style-name="T169"><text:s/></text:span><text:span text:style-name="T170">do<text:s/></text:span><text:span text:style-name="T171">3iGROUP (Interaction and Intelligent Interfaces Group)</text:span><text:span text:style-name="T172">]</text:span></text:p>
      </text:section>
      <text:section text:name="Sect24" text:style-name="S24">
        <text:p text:style-name="P173"/>
      </text:section>
      <text:section text:name="Sect25" text:style-name="S25">
        <text:p text:style-name="P174">_________________________________________________________________________________</text:p>
        <text:p text:style-name="P175"><text:span text:style-name="T176">VI - CONSENTIMENTO PÓS-ESCLARECIDO</text:span></text:p>
        <text:p text:style-name="P177"/>
        <text:p text:style-name="P178">Declaro que, após convenientemente esclarecido pelo pesquisador e ter entendido o que me foi explicado, consinto em participar do presente Protocolo de Pesquisa. O presente documento é emitido em duas vias, sendo uma do pesquisador e outro do participante.</text:p>
      </text:section>
      <text:section text:name="Sect26" text:style-name="S26">
        <text:p text:style-name="P179"/>
        <text:p text:style-name="P180">São Bernardo do Campo, <text:s text:c="9"/>de <text:s text:c="38"/>de 201 <text:s/>.</text:p>
        <text:p text:style-name="P181"/>
        <text:p text:style-name="P182"/>
        <text:p text:style-name="P183">________________________________________ <text:s text:c="3"/>________________________________________</text:p>
        <text:p text:style-name="P184">Voluntário da pesquisa <text:s text:c="49"/>[Nome do Seu Orientador Aqui]</text:p>
        <text:p text:style-name="P185"><text:s text:c="88"/>RG. xxxxxxxxxxxxxxxxxxx</text:p>
        <text:p text:style-name="P186"/>
        <text:p text:style-name="P187"/>
        <text:p text:style-name="P188">________________________________________</text:p>
        <text:p text:style-name="P189">[Nome do Seu Co - Orientador Aqui]</text:p>
        <text:p text:style-name="P190"><text:span text:style-name="T191">RG. xxxxxxxxxxxxx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in" fo:line-height="100%"/>
      <style:text-properties style:font-name-asian="F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Default" style:display-name="Default" style:family="paragraph">
      <style:paragraph-properties fo:widows="2" fo:orphans="2" fo:margin-bottom="0in" fo:line-height="100%"/>
      <style:text-properties style:font-name-complex="Calibri" fo:color="#000000" style:font-size-complex="12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margin-bottom="0.1111in" fo:line-height="106%" fo:margin-left="0.5in">
        <style:tab-stops/>
      </style:paragraph-properties>
      <style:text-properties style:font-name-asian="Calibri" fo:font-size="11pt" style:font-size-asian="11pt" style:font-size-complex="11pt"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>
      <style:text-properties fo:font-weight="bold" style:font-weight-asian="bold" style:font-weight-complex="bold" fo:hyphenate="false"/>
    </style:style>
    <style:style style:name="Revisão" style:display-name="Revisão" style:family="paragraph">
      <style:paragraph-properties fo:widows="2" fo:orphans="2" fo:margin-bottom="0in" fo:line-height="100%"/>
      <style:text-properties style:font-name-asian="F" style:font-size-complex="12pt" fo:hyphenate="false"/>
    </style:style>
    <style:style style:name="Textodebalão" style:display-name="Texto de balã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Char" style:display-name="Header Char" style:family="text" style:parent-style-name="Fonteparág.padrão"/>
    <style:style style:name="FooterChar" style:display-name="Footer Char" style:family="text" style:parent-style-name="Fonteparág.padrão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CommentTextChar" style:display-name="Comment Text Char" style:family="text" style:parent-style-name="Fonteparág.padrão">
      <style:text-properties style:font-name-asian="F"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style:font-name-asian="F" fo:font-weight="bold" style:font-weight-asian="bold" style:font-weight-complex="bold" fo:font-size="10pt" style:font-size-asian="10pt" style:font-size-complex="10pt"/>
    </style:style>
    <style:style style:name="BalloonTextChar" style:display-name="Balloon Text Char" style:family="text" style:parent-style-name="Fonteparág.padrão">
      <style:text-properties style:font-name="Segoe UI" style:font-name-asian="F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bullet>
      <text:list-level-style-bullet text:level="2" text:style-name="WW_CharLFO2LVL2" text:bullet-char="o">
        <style:list-level-properties text:space-before="1.2777in" text:min-label-width="0.25in" text:list-level-position-and-space-mode="label-alignment">
          <style:list-level-label-alignment text:label-followed-by="listtab" fo:margin-left="1.527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bullet>
      <text:list-level-style-bullet text:level="4" text:bullet-char="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bullet>
      <text:list-level-style-bullet text:level="5" text:style-name="WW_CharLFO2LVL5" text:bullet-char="o">
        <style:list-level-properties text:space-before="2.7777in" text:min-label-width="0.25in" text:list-level-position-and-space-mode="label-alignment">
          <style:list-level-label-alignment text:label-followed-by="listtab" fo:margin-left="3.027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777in" text:min-label-width="0.25in" text:list-level-position-and-space-mode="label-alignment">
          <style:list-level-label-alignment text:label-followed-by="listtab" fo:margin-left="3.5277in" fo:text-indent="-0.25in"/>
        </style:list-level-properties>
      </text:list-level-style-bullet>
      <text:list-level-style-bullet text:level="7" text:bullet-char="">
        <style:list-level-properties text:space-before="3.7777in" text:min-label-width="0.25in" text:list-level-position-and-space-mode="label-alignment">
          <style:list-level-label-alignment text:label-followed-by="listtab" fo:margin-left="4.0277in" fo:text-indent="-0.25in"/>
        </style:list-level-properties>
      </text:list-level-style-bullet>
      <text:list-level-style-bullet text:level="8" text:style-name="WW_CharLFO2LVL8" text:bullet-char="o">
        <style:list-level-properties text:space-before="4.2777in" text:min-label-width="0.25in" text:list-level-position-and-space-mode="label-alignment">
          <style:list-level-label-alignment text:label-followed-by="listtab" fo:margin-left="4.527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777in" text:min-label-width="0.25in" text:list-level-position-and-space-mode="label-alignment">
          <style:list-level-label-alignment text:label-followed-by="listtab" fo:margin-left="5.0277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Default" style:family="paragraph">
      <style:paragraph-properties fo:text-align="center" fo:line-height="150%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<text:span text:style-name="T3"><draw:frame draw:z-index="251658240" draw:id="id0" draw:style-name="a0" draw:name="Object 2" text:anchor-type="paragraph" svg:x="0.08056in" svg:y="-0.15833in" svg:width="0.46944in" svg:height="0.4125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4">CENTRO UNIVERSITÁRIO DA FE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to</meta:initial-creator>
    <dc:creator>Conta da Microsoft</dc:creator>
    <meta:creation-date>2016-07-28T14:40:00Z</meta:creation-date>
    <dc:date>2016-07-28T14:40:00Z</dc:date>
    <meta:print-date>2015-09-28T20:50:00Z</meta:print-date>
    <meta:template xlink:href="Normal.dotm" xlink:type="simple"/>
    <meta:editing-cycles>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4" meta:word-count="1172" meta:character-count="7487" meta:row-count="52" meta:non-whitespace-character-count="6329"/>
  </office:meta>
</office:document-meta>
</file>